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it" fo:country="IT"/>
    </style:style>
    <style:style style:name="P2" style:family="paragraph" style:parent-style-name="Standard">
      <style:text-properties fo:font-size="16pt" fo:language="it" fo:country="IT" fo:font-weight="bold" style:font-size-asian="16pt" style:font-weight-asian="bold" style:font-size-complex="16pt" style:font-weight-complex="bold"/>
    </style:style>
    <style:style style:name="T1" style:family="text">
      <style:text-properties fo:language="it" fo:country="IT"/>
    </style:style>
    <style:style style:name="T2" style:family="text">
      <style:text-properties officeooo:rsid="001737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2">INTRODUZIONE</text:span></text:p>
      <text:p text:style-name="P2"/>
      <text:p text:style-name="P1"><text:span text:style-name="T2">(1)</text:span> Negli ultimi anni la blockchain ha riscosso molto successo. Questa nuova tecnologia permette l'esecuzione di programmi in modo distribuito e sicuro, senza la necessità di un ente centrale che faccia da garante. Il paradigma trova applicazioni nei settori più disparati, offrendo innovazione grazie alla possibilità di fare a meno di banche o istituzioni pubbliche.</text:p>
      <text:p text:style-name="P1">Tra i sistemi nati grazie a questa tecnologia troviamo Ethereum, una piattaforma che mette a disposizione un linguaggio di programmazione di alto livello. Questo linguaggio può essere utilizzato dagli utenti per implementare dei programmi, i così detti smart contract.</text:p>
      <text:p text:style-name="P1"><text:span text:style-name="T2">(2)</text:span> Gli smart contract possono essere eseguiti sulla rete di Ethereum solo al fronte di un pagamento anticipato. Per ragioni di sicurezza a ciascuna istruzione di basso livello è associato un costo monetario. Dunque eseguire un programma costerà tanto quante sono le istruzioni che lo compongono.</text:p>
      <text:p text:style-name="P1">Il costo di ciascuna istruzione è espresso in termini di gas, una sorta di carburante che viene pagato in ether, la cri<text:span text:style-name="T2">t</text:span>tovaluta di Ethereum.</text:p>
      <text:p text:style-name="P1"><text:span text:style-name="T2">(3)</text:span>Dal momento che il gas viene pagato in anticipo, potrebbe accadere che l'esecuzione di un programma ecceda la quantità messa a disposizione. In questi casi la computazione non giunge al termine, risultando nella perdita delle risorse investite dall'utente.</text:p>
      <text:p text:style-name="P1">Oltre a questo comportamento indesiderato l'esaurimento del gas disponibile può avere conseguenze pericolose.</text:p>
      <text:p text:style-name="P1">Un programma che non gestisce correttamente queste situazioni viene etichettato come vulnerabile. La conseguenza più diretta è il blocco del contratto, che può essere anche permanente. La pericolosità però risiede nel fatto che questo tipo di programmi diventano un bersaglio facile per <text:s/>attacchi malevoli. Vedremo come queste vulnerabilità possono essere sfruttate per ottenere comportamenti dannosi per la rete.</text:p>
      <text:p text:style-name="P1"><text:span text:style-name="T2">(4) </text:span>Dato il valore monetario associato agli smart contract il rischio che si corre in caso di attacchi informatici è una perdita di denaro. Per questo motivo è necessario individuare possibili criticità nel codice prima della sua esecuzione. In questo contesto l'analisi statica dei programmi costituisce un potente strumento di prevenzione.</text:p>
      <text:p text:style-name="P1"><text:span text:style-name="T2">(5)</text:span> All'interno di questo elaborato ci concentreremo solo sulle tecniche di analisi dei consumi di gas. Poter conoscere a priori quest'informazione permetterebbe non solo un investimento adeguato da parte degli utenti, ma anche uno strumento di prevenzione da possibili attacchi.</text:p>
      <text:p text:style-name="P1">Attualmente non esistono strumenti in grado di calcolare con precisione la quantità di gas richiesto durante una computazione. Cercheremo di capirne le ragioni ma soprattutto di individuare dei margini di migliorament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8:56:53.250405423</meta:creation-date>
    <dc:date>2019-10-10T19:00:14.983425808</dc:date>
    <meta:editing-duration>PT3M29S</meta:editing-duration>
    <meta:editing-cycles>1</meta:editing-cycles>
    <meta:document-statistic meta:table-count="0" meta:image-count="0" meta:object-count="0" meta:page-count="1" meta:paragraph-count="11" meta:word-count="396" meta:character-count="2708" meta:non-whitespace-character-count="2319"/>
    <meta:generator>LibreOffice/6.0.7.3$Linux_X86_64 LibreOffice_project/00m0$Build-3</meta:generator>
  </office:meta>
</office:document-meta>
</file>